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3ee76" officeooo:paragraph-rsid="0003ee76"/>
    </style:style>
    <style:style style:name="T1" style:family="text">
      <style:text-properties officeooo:rsid="0005b4e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V page</text:p>
      <text:p text:style-name="P1"/>
      <text:p text:style-name="P1">nav bar at top. Links to github and portfolio, linkedin. </text:p>
      <text:p text:style-name="P1"/>
      <text:p text:style-name="P1"><text:span text:style-name="T1">Scrolling container with: </text:span><text:s/></text:p>
      <text:p text:style-name="P1">Skills: </text:p>
      <text:p text:style-name="P1">What I've worked on: </text:p>
      <text:p text:style-name="P1">What I'm looking for: 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t </meta:initial-creator>
    <meta:creation-date>2014-10-10T12:03:21.036800261</meta:creation-date>
    <dc:date>2014-10-10T16:07:12.227390665</dc:date>
    <dc:creator>Matt </dc:creator>
    <meta:editing-duration>PT1H42M23S</meta:editing-duration>
    <meta:editing-cycles>2</meta:editing-cycles>
    <meta:generator>LibreOffice/4.2.6.3$Linux_X86_64 LibreOffice_project/420m0$Build-3</meta:generator>
    <meta:document-statistic meta:table-count="0" meta:image-count="0" meta:object-count="0" meta:page-count="1" meta:paragraph-count="6" meta:word-count="24" meta:character-count="142" meta:non-whitespace-character-count="118"/>
  </office:meta>
</office:document-meta>
</file>